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125cm" fo:margin-left="-0.123cm" fo:margin-top="0cm" fo:margin-bottom="0cm" style:page-number="auto" table:align="left" style:writing-mode="lr-tb"/>
    </style:style>
    <style:style style:name="Tableau1.A" style:family="table-column">
      <style:table-column-properties style:column-width="4.623cm"/>
    </style:style>
    <style:style style:name="Tableau1.B" style:family="table-column">
      <style:table-column-properties style:column-width="7.751cm"/>
    </style:style>
    <style:style style:name="Tableau1.C" style:family="table-column">
      <style:table-column-properties style:column-width="3.752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 style:list-style-name="WWNum2"/>
    <style:style style:name="P5" style:family="paragraph" style:parent-style-name="Standard">
      <style:paragraph-properties fo:margin-left="0cm" fo:margin-right="-0.019cm" fo:text-indent="0.011cm" style:auto-text-indent="false">
        <style:tab-stops>
          <style:tab-stop style:position="19.004cm" style:type="right"/>
        </style:tab-stops>
      </style:paragraph-properties>
      <style:text-properties fo:font-size="16pt" fo:font-weight="bold" style:font-size-asian="16pt" style:font-weight-asian="bold"/>
    </style:style>
    <style:style style:name="P6" style:family="paragraph" style:parent-style-name="Standard">
      <style:paragraph-properties fo:margin-left="0cm" fo:margin-right="-0.019cm" fo:text-align="end" style:justify-single-word="false" fo:text-indent="0.011cm" style:auto-text-indent="false">
        <style:tab-stops>
          <style:tab-stop style:position="19.004cm" style:type="right"/>
        </style:tab-stops>
      </style:paragraph-properties>
      <style:text-properties fo:font-size="16pt" style:font-size-asian="16pt"/>
    </style:style>
    <style:style style:name="P7" style:family="paragraph" style:parent-style-name="Standard">
      <style:paragraph-properties fo:margin-left="0cm" fo:margin-right="-0.019cm" fo:line-height="106%" fo:text-indent="0.011cm" style:auto-text-indent="false">
        <style:tab-stops>
          <style:tab-stop style:position="19.004cm" style:type="right"/>
        </style:tab-stops>
      </style:paragraph-properties>
      <style:text-properties fo:font-size="16pt" style:font-size-asian="16pt" style:language-asian="en" style:country-asian="US"/>
    </style:style>
    <style:style style:name="P8" style:family="paragraph" style:parent-style-name="Standard">
      <style:paragraph-properties fo:margin-left="0cm" fo:margin-right="-0.019cm" fo:text-align="end" style:justify-single-word="false" fo:text-indent="0.011cm" style:auto-text-indent="false">
        <style:tab-stops>
          <style:tab-stop style:position="19.004cm" style:type="right"/>
        </style:tab-stops>
      </style:paragraph-properties>
    </style:style>
    <style:style style:name="P9" style:family="paragraph" style:parent-style-name="Standard">
      <style:paragraph-properties fo:margin-left="0cm" fo:margin-right="-0.019cm" fo:text-align="center" style:justify-single-word="false" fo:text-indent="0.011cm" style:auto-text-indent="false">
        <style:tab-stops>
          <style:tab-stop style:position="19.004cm" style:type="right"/>
        </style:tab-stops>
      </style:paragraph-properties>
    </style:style>
    <style:style style:name="P10" style:family="paragraph" style:parent-style-name="Standard">
      <style:paragraph-properties fo:margin-left="0cm" fo:margin-right="-0.019cm" fo:text-align="center" style:justify-single-word="false" fo:text-indent="0cm" style:auto-text-indent="false">
        <style:tab-stops>
          <style:tab-stop style:position="19.004cm" style:type="right"/>
        </style:tab-stops>
      </style:paragraph-properties>
    </style:style>
    <style:style style:name="P11" style:family="paragraph" style:parent-style-name="Standard">
      <style:paragraph-properties fo:margin-left="0cm" fo:margin-right="-0.019cm" fo:text-indent="0cm" style:auto-text-indent="false">
        <style:tab-stops>
          <style:tab-stop style:position="19.004cm" style:type="right"/>
        </style:tab-stops>
      </style:paragraph-properties>
      <style:text-properties fo:font-size="16pt" fo:font-weight="bold" style:font-size-asian="16pt" style:font-weight-asian="bold"/>
    </style:style>
    <style:style style:name="P12" style:family="paragraph" style:parent-style-name="Standard">
      <style:paragraph-properties fo:margin-left="0cm" fo:margin-right="-0.019cm" fo:line-height="106%" fo:text-indent="0cm" style:auto-text-indent="false">
        <style:tab-stops>
          <style:tab-stop style:position="19.004cm" style:type="right"/>
        </style:tab-stops>
      </style:paragraph-properties>
      <style:text-properties fo:font-size="16pt" fo:font-weight="bold" style:font-size-asian="16pt" style:language-asian="en" style:country-asian="US" style:font-weight-asian="bold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0.751cm" style:auto-text-indent="false"/>
    </style:style>
    <style:style style:name="P14" style:family="paragraph" style:parent-style-name="Heading_20_1">
      <style:paragraph-properties fo:margin-left="0cm" fo:margin-right="1.741cm" fo:text-align="justify" style:justify-single-word="false" fo:text-indent="0cm" style:auto-text-indent="false"/>
    </style:style>
    <style:style style:name="P15" style:family="paragraph" style:parent-style-name="titre">
      <style:paragraph-properties fo:margin-top="0cm" fo:margin-bottom="0cm" fo:line-height="150%"/>
    </style:style>
    <style:style style:name="P16" style:family="paragraph" style:parent-style-name="titre">
      <style:paragraph-properties fo:margin-left="1.251cm" fo:margin-right="1.249cm" fo:margin-top="0cm" fo:margin-bottom="0cm" fo:line-height="150%" fo:text-indent="0cm" style:auto-text-indent="false"/>
    </style:style>
    <style:style style:name="P17" style:family="paragraph" style:parent-style-name="footnote_20_text">
      <style:paragraph-properties fo:text-align="center" style:justify-single-word="false"/>
    </style:style>
    <style:style style:name="P18" style:family="paragraph" style:parent-style-name="footnote_20_text">
      <style:paragraph-properties fo:line-height="106%"/>
      <style:text-properties fo:font-size="14pt" style:font-size-asian="14pt" style:language-asian="en" style:country-asian="US"/>
    </style:style>
    <style:style style:name="P19" style:family="paragraph" style:parent-style-name="List_20_Paragraph" style:list-style-name="WWNum3">
      <style:paragraph-properties fo:line-height="115%" fo:text-align="justify" style:justify-single-word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style:font-name="Arial1"/>
    </style:style>
    <style:style style:name="T3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4" style:family="text">
      <style:text-properties fo:font-size="11pt" style:font-size-asian="11pt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text-transform="uppercase" style:font-name="Arial Narrow" fo:language="en" fo:country="GB" style:text-underline-style="solid" style:text-underline-type="double" style:text-underline-width="auto" style:text-underline-color="font-color"/>
    </style:style>
    <style:style style:name="T8" style:family="text">
      <style:text-properties fo:text-transform="uppercase" style:font-name="Arial Narrow" style:text-underline-style="solid" style:text-underline-type="double" style:text-underline-width="auto" style:text-underline-color="font-color"/>
    </style:style>
    <style:style style:name="T9" style:family="text">
      <style:text-properties fo:font-style="normal" style:font-style-asian="normal"/>
    </style:style>
    <style:style style:name="T10" style:family="text">
      <style:text-properties fo:font-style="normal" style:text-underline-style="solid" style:text-underline-width="auto" style:text-underline-color="font-color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10"><text:span text:style-name="T1"><text:line-break/><text:line-break/>PROJET LONG</text:span><text:bookmark text:name="_GoBack"/></text:p>
            <text:list xml:id="list2619202750431014504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h text:style-name="Heading_20_5" text:outline-level="5"> </text:h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au1.A1" office:value-type="string">
            <text:p text:style-name="P8"><text:span text:style-name="T4">N° ref projet</text:span></text:p>
            <text:list xml:id="list40383136" text:continue-numbering="true" text:style-name="Outline">
              <text:list-item>
                <text:list>
                  <text:list-item>
                    <text:list>
                      <text:list-item>
                        <text:h text:style-name="Heading_20_3" text:outline-level="3">Jacques WEISS</text:h>
                      </text:list-item>
                      <text:list-item>
                        <text:h text:style-name="Heading_20_3" text:outline-level="3">Amor NAFKHA</text:h>
                      </text:list-item>
                    </text:list>
                  </text:list-item>
                </text:list>
              </text:list-item>
            </text:list>
            <text:p text:style-name="Text_20_body"/>
          </table:table-cell>
        </table:table-row>
        <table:table-row table:style-name="Tableau1.1">
          <table:table-cell table:style-name="Tableau1.A1" office:value-type="string">
            <text:p text:style-name="P9"><text:span text:style-name="T6">Campus de Rennes</text:span></text:p>
            <text:p text:style-name="P9"><text:span text:style-name="T6">2017-2018</text:span>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17"><text:span text:style-name="T5">Electronique</text:span></text:p>
            <text:p text:style-name="P17"><text:span text:style-name="T5">Informatique</text:span></text:p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8"/>
          </table:table-cell>
        </table:table-row>
      </table:table>
      <text:p text:style-name="P15"><text:span text:style-name="T7">Projet SupsaT</text:span></text:p>
      <text:p text:style-name="P16"><text:span text:style-name="T8">amélioration DE LA STAtion sol</text:span></text:p>
      <text:list xml:id="list40390128" text:continue-numbering="true" text:style-name="Outline">
        <text:list-item>
          <text:h text:style-name="P14" text:outline-level="1"><text:span text:style-name="T2">Contexte du projet et application</text:span></text:h>
        </text:list-item>
      </text:list>
      <text:p text:style-name="P1"/>
      <text:p text:style-name="P13"><text:span text:style-name="Emphasis"><text:span text:style-name="T9">Ce projet s’inscrit dans le cadre du projet de nano-satellite mené à Supélec sous la direction de l’association SUPSAT qui a pour but de réaliser un nano-satellite de type Cubesat pour expérimenter et valider des technologies développées à Supélec, dans l’espace, tout en remplissant trois objectifs : </text:span></text:span></text:p>
      <text:p text:style-name="P13"><text:span text:style-name="Emphasis"><text:span text:style-name="T9">- </text:span></text:span><text:span text:style-name="Emphasis"><text:span text:style-name="T10">Educatif</text:span></text:span><text:span text:style-name="Emphasis"><text:span text:style-name="T9"> : La construction d’un système complexe comme un nano-satellite est motivante pour les étudiants. Ceux-ci réalisent ainsi, avec le soutien de membres de la recherche et de l’industrie la plupart des tâches de A à Z. Les étudiants ont par ce biais l’opportunité d’appliquer leurs connaissances et leur savoir-faire dans un domaine de haute technologie : l’aérospatial.</text:span></text:span></text:p>
      <text:p text:style-name="P13"><text:span text:style-name="Emphasis"><text:span text:style-name="T9">- </text:span></text:span><text:span text:style-name="Emphasis"><text:span text:style-name="T10">Scientifique</text:span></text:span><text:span text:style-name="Emphasis"><text:span text:style-name="T9"> : Le nano-satellite doit emporter avec lui un laboratoire permettant de faire des expériences en orbite sur la reconfiguration dynamique partielle des FPGAs avec en particulier trois thématiques : la tolérance aux fautes de type durcissement logiciel, les mises à jour sans interruption de service, l’optimisation de la consommation énergétique</text:span></text:span></text:p>
      <text:p text:style-name="P13"><text:span text:style-name="Emphasis"><text:span text:style-name="T9">- </text:span></text:span><text:span text:style-name="Emphasis"><text:span text:style-name="T10">Technologique</text:span></text:span><text:span text:style-name="Emphasis"><text:span text:style-name="T9"> : Si les principes des expériences effectuées sont vérifiés, des applications de ceux-ci sur des systèmes autres que de recherche pourront être envisagées, avec tous les avantages que ces nouvelles solutions technologiques impliquent.</text:span></text:span></text:p>
      <text:p text:style-name="P1"><text:span text:style-name="Emphasis"><text:span text:style-name="T9"/></text:span></text:p>
      <text:p text:style-name="P2"/>
      <text:p text:style-name="P2"/>
      <text:p text:style-name="Standard"><text:span text:style-name="T3">Objectifs &amp; Cahier des charges</text:span></text:p>
      <text:p text:style-name="Standard"/>
      <text:p text:style-name="P13">Ce projet concerne la station sol du projet Supsat. Cette station permet d’acquérir les signaux venant de satellites et de les enregistrer pour un traitement sur ordinateur.</text:p>
      <text:p text:style-name="P13"/>
      <text:p text:style-name="P13">Le groupe qui choisira ce projet s’inscrira dans la continuité du projet de l’an passé « Station Sol » mené par Fabien BALCON, Guillaume PATTIER et Thomas LE GOFF (bureau Supsat 2016-2017). Le projet a bien été mené mais il reste des améliorations à apporter. </text:p>
      <text:p text:style-name="P3"/>
      <text:p text:style-name="P13">L’équipe Supsat s’attend à ce que l’équipe qui souhaite reprendre ce projet reprenne bien en main l’ensemble de ce qui a déjà été fait et poursuive le travail notamment par exemple sur les points suivants, évoqués à la fin du rapport :</text:p>
      <text:list xml:id="list8322956401262003506" text:style-name="WWNum3">
        <text:list-item>
          <text:p text:style-name="P19">Ajouter une option de synchronisation de la RTC par internet automatique</text:p>
        </text:list-item>
        <text:list-item>
          <text:p text:style-name="P19">Revoir le script de gestion des moteurs de la station (gestion des angles…)</text:p>
        </text:list-item>
        <text:list-item>
          <text:p text:style-name="P19">Dimensionner correctement et effectivement la batterie</text:p>
        </text:list-item>
        <text:list-item>
          <text:p text:style-name="P19">Vériﬁer que la réception avec l’antenne Yagi fonctionne correctement</text:p>
        </text:list-item>
        <text:list-item>
          <text:p text:style-name="P19">Evaluer la puissance du signal reçu en réception et essayer d’asservir la position de l’antenne aﬁn de maximiser le gain en réception</text:p>
        </text:list-item>
        <text:list-item>
          <text:p text:style-name="P19"><text:soft-page-break/>Revoir la mécanique de la station sol</text:p>
        </text:list-item>
      </text:list>
      <text:p text:style-name="P13"/>
      <text:p text:style-name="P3">C’est un projet complet qui touche à beaucoup de domaine.</text:p>
      <text:p text:style-name="P3"/>
      <text:p text:style-name="P13">Dans un souci d’amélioration de la gestion du projet Supsat, l’association souhaiterait que le groupe fournisse un compte rendu clair ainsi que les pistes d’améliorations en fin de projet.</text:p>
      <text:p text:style-name="P13"/>
      <text:p text:style-name="Standard"/>
      <text:p text:style-name="Standard"/>
      <text:p text:style-name="Standard"><text:span text:style-name="T3">Domaines concernés</text:span></text:p>
      <text:p text:style-name="Standard"/>
      <text:p text:style-name="Standard"/>
      <text:list xml:id="list247349035209072839" text:style-name="WWNum2">
        <text:list-item>
          <text:p text:style-name="P4">Electronique numérique</text:p>
        </text:list-item>
        <text:list-item>
          <text:p text:style-name="P4">Electronique haute fréquence (réception, antennes)</text:p>
        </text:list-item>
        <text:list-item>
          <text:p text:style-name="P4">Mécanique</text:p>
        </text:list-item>
        <text:list-item>
          <text:p text:style-name="P4">Informatique</text:p>
        </text:list-item>
        <text:list-item>
          <text:p text:style-name="P4">Gestion de projet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0pt" style:font-name-asian="Times New Roman1" style:font-size-asian="10pt" style:language-asian="fr" style:country-asian="FR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741cm" fo:margin-right="1.741cm" fo:margin-top="0.423cm" fo:margin-bottom="0cm" style:line-height-at-least="0.635cm" fo:text-indent="1cm" style:auto-text-indent="false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cm" fo:margin-right="-0.019cm" fo:text-align="end" style:justify-single-word="false" fo:text-indent="0.011cm" style:auto-text-indent="false" fo:keep-with-next="always">
        <style:tab-stops>
          <style:tab-stop style:position="19.004cm" style:type="right"/>
        </style:tab-stops>
      </style:paragraph-properties>
      <style:text-properties fo:font-size="14pt" style:font-size-asian="14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0cm" fo:margin-right="-0.019cm" fo:text-align="center" style:justify-single-word="false" fo:text-indent="0cm" style:auto-text-indent="false" fo:keep-with-next="always">
        <style:tab-stops>
          <style:tab-stop style:position="19.004cm" style:type="right"/>
        </style:tab-stops>
      </style:paragraph-properties>
      <style:text-properties fo:font-size="12pt" fo:font-style="italic" style:font-size-asian="12pt" style:font-style-asian="italic" style:font-style-complex="italic" style:font-weight-complex="bold"/>
    </style:style>
    <style:style style:name="footnote_20_text" style:display-name="footnote text" style:family="paragraph" style:parent-style-name="Standard" style:default-outline-level="" style:list-style-name="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re" style:family="paragraph" style:parent-style-name="Standard" style:default-outline-level="" style:list-style-name="">
      <style:paragraph-properties fo:margin-left="1.741cm" fo:margin-right="1.741cm" fo:margin-top="0.423cm" fo:margin-bottom="0cm" fo:text-align="center" style:justify-single-word="false" fo:text-indent="0cm" style:auto-text-indent="false"/>
      <style:text-properties style:text-outline="true" fo:font-size="14pt" style:font-size-asian="14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0pt"/>
    </style:style>
    <style:style style:name="Titre_20_3_20_Car" style:display-name="Titre 3 Car" style:family="text" style:parent-style-name="Default_20_Paragraph_20_Font">
      <style:text-properties style:font-name="Times New Roman" fo:font-size="14pt" style:font-name-asian="Times New Roman1" style:font-size-asian="14pt" style:language-asian="fr" style:country-asian="FR" style:font-name-complex="Times New Roman1" style:font-size-complex="10pt"/>
    </style:style>
    <style:style style:name="Titre_20_5_20_Car" style:display-name="Titre 5 Car" style:family="text" style:parent-style-name="Default_20_Paragraph_20_Font">
      <style:text-properties style:font-name="Times New Roman" fo:font-size="12pt" fo:font-style="italic" style:font-name-asian="Times New Roman1" style:font-size-asian="12pt" style:language-asian="fr" style:country-asian="FR" style:font-style-asian="italic" style:font-name-complex="Times New Roman1" style:font-size-complex="10pt" style:font-style-complex="italic" style:font-weight-complex="bold"/>
    </style:style>
    <style:style style:name="Note_20_de_20_bas_20_de_20_page_20_Car" style:display-name="Note de bas de page Car" style:family="text" style:parent-style-name="Default_20_Paragraph_20_Font">
      <style:text-properties style:font-name="Times New Roman" fo:font-size="10pt" style:font-name-asian="Times New Roman1" style:font-size-asian="10pt" style:language-asian="fr" style:country-asian="FR" style:font-name-complex="Times New Roman1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text-line-through-style="none" style:text-underline-style="none" style:text-blinking="false" style:font-name-asian="Times New Roman1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</meta:initial-creator>
    <dc:creator>Emen M'foukh</dc:creator>
    <meta:editing-cycles>18</meta:editing-cycles>
    <meta:print-date>2017-09-20T12:52:00</meta:print-date>
    <meta:creation-date>2017-09-20T12:31:00</meta:creation-date>
    <dc:date>2017-09-25T20:20:47.63</dc:date>
    <meta:editing-duration>PT24S</meta:editing-duration>
    <meta:generator>OpenOffice/4.1.1$Win32 OpenOffice.org_project/411m6$Build-9775</meta:generator>
    <meta:document-statistic meta:table-count="1" meta:image-count="0" meta:object-count="0" meta:page-count="2" meta:paragraph-count="34" meta:word-count="471" meta:character-count="29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